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6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69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7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8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98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9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31T17:15:38.897993586</dc:date>
    <meta:editing-duration>P32DT1H30M27S</meta:editing-duration>
    <meta:editing-cycles>853</meta:editing-cycles>
    <meta:generator>LibreOffice/5.1.6.2$Linux_X86_64 LibreOffice_project/10m0$Build-2</meta:generator>
    <dc:creator>James Petts</dc:creator>
    <meta:document-statistic meta:table-count="3" meta:cell-count="3102" meta:object-count="0"/>
  </office:meta>
</office:document-meta>
</file>